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25-11-05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25-09-18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25-06-0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25-02-25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24-11-07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24-09-10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24-07-1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24-03-2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23-10-18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23-08-11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23-04-12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23-02-06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22-11-0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22-08-17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22-06-08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22-02-1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21-04-2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21-03-03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20-10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20-09-07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20-04-06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20-02-0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9-09-04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9-06-2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9-03-1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8-09-25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8-06-12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7-11-2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7-09-0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7-03-2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6-12-1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6-09-2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6-06-01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6-02-0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5-09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5-06-0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5-03-24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4-12-1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4-09-1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4-07-01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4-03-1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3-12-1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3-09-17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3-06-2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3-03-14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2-11-2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2-08-21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2-05-31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2-03-0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1-12-02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1-09-12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1-05-26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1-03-0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0-12-20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0-09-1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0-06-15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10-03-0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9-12-0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9-09-1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9-05-1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9-03-1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8-12-0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8-08-26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8-05-0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8-01-31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7-11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7-08-2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7-06-05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7-02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6-11-28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6-07-25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6-05-01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3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3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2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0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200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8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8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7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7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5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5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4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4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4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3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3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2-05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2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1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1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0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0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0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90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9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9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9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8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8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8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8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7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7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7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7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7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6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6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6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6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5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5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4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4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3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3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2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2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1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1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1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1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1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1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0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0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8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7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79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79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79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7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653075584801</text:p>
          </table:table-cell>
          <table:table-cell office:value-type="string" calcext:value-type="string">
            <text:p>63G 22 SOW 111A</text:p>
          </table:table-cell>
          <table:table-cell office:value-type="string" calcext:value-type="string">
            <text:p>197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6" meta:object-count="0"/>
    <meta:user-defined meta:name="AppVersion">3.0</meta:user-defined>
  </office:meta>
</office:document-meta>
</file>